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a90" officeooo:paragraph-rsid="001a9a90"/>
    </style:style>
    <style:style style:name="P2" style:family="paragraph" style:parent-style-name="Standard">
      <style:text-properties fo:font-weight="bold" officeooo:rsid="001a9a90" officeooo:paragraph-rsid="001a9a90" style:font-weight-asian="bold" style:font-weight-complex="bold"/>
    </style:style>
    <style:style style:name="P3" style:family="paragraph" style:parent-style-name="Standard">
      <style:text-properties fo:font-weight="normal" officeooo:rsid="001ac400" officeooo:paragraph-rsid="001ac40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 07/03/2016</text:p>
      <text:p text:style-name="P2">1. O que são sistemas embarcados?</text:p>
      <text:p text:style-name="P1"/>
      <text:p text:style-name="P1"><text:s text:c="2"/>Combinação de Hardware ,Software entre outros periféricos a fim de se atingir um ou vários objetivos em específico, geralmente faz parte de um sistema como todo</text:p>
      <text:p text:style-name="P1"/>
      <text:p text:style-name="P2">2. O que são sistemas microprocesssados?</text:p>
      <text:p text:style-name="P1"/>
      <text:p text:style-name="P1"><text:s text:c="2"/>Sistemas processados são sistemas capazes de computador dados, consiste de um caminho de dados capaz de processar e armazenar informação e de uma unidade de controle que o rege</text:p>
      <text:p text:style-name="P1"/>
      <text:p text:style-name="P2">3. Apresente aplicações de sistemas embarcados:</text:p>
      <text:p text:style-name="P2">(a) Para a indústria automotiva;</text:p>
      <text:p text:style-name="P1"><text:s text:c="3"/>- Controle da injeção de combustível no motor ( injeção eletrônica)</text:p>
      <text:p text:style-name="P1"><text:s text:c="3"/>- Computadores de bordo</text:p>
      <text:p text:style-name="P1"><text:s text:c="3"/>- Piloto automático</text:p>
      <text:p text:style-name="P1"/>
      <text:p text:style-name="P2">(b) Para eletrodomésticos;</text:p>
      <text:p text:style-name="P1"><text:s text:c="3"/>- Controle de ajuste de temperatura de um geladeira </text:p>
      <text:p text:style-name="P1"><text:s text:c="3"/>- Automação residencial, controle de dispositivos locais ( Ar condicionado, Lâmpadas) por dispositivos remotos ( celular)</text:p>
      <text:p text:style-name="P1"/>
      <text:p text:style-name="P2">(c) Para automação industrial.</text:p>
      <text:p text:style-name="P1"><text:s text:c="3"/>- Controle da velocidade de <text:s/>esteiras </text:p>
      <text:p text:style-name="P1"><text:s text:c="3"/>- Sistema de controle remoto para dispositivos de alta potência</text:p>
      <text:p text:style-name="P1"/>
      <text:p text:style-name="P2">4. Cite arquiteturas possíveis e as diferenças entre elas.</text:p>
      <text:p text:style-name="P1"><text:s text:c="3"/>- Microcontroladores: Composto por microprocessadores, memória RAM, périféricos, geralmente se usa quando não há propósito dedicado, mais velocidade de processamento.</text:p>
      <text:p text:style-name="P1"><text:s text:c="3"/>- Processadores de propósito geral: Processador que possui própositos gerais, capaz de resolver uma ampla de gama de problemas, consituído de uma unidade de controle, memória e datapath, maior capacidade de processamento..</text:p>
      <text:p text:style-name="P1"><text:s text:c="3"/>- DSP's: São microprocessadores especializados em processamento digital de sinais.</text:p>
      <text:p text:style-name="P1"><text:s text:c="3"/>- FPGA's: Circuito integrado de matriz de portas lógicas programáveis na qual o projetista é capaz de desenvolver seu próprio hardware, a partir da lingaugem de descricão de hardware, serve para sistemas críticos e aceleração de algoritmos.</text:p>
      <text:p text:style-name="P1"><text:s text:c="3"/>- ASIC's: CIrcuitos integrados de aplicação específica, ou seja , são fabricados quando o dominío da aplicação está bem definida, ou seja, demandam muito de tempo de desenvolvimento e recurso</text:p>
      <text:p text:style-name="P1"><text:s text:c="3"/>- SoC: CHip de silício que contèm um ou mais núcleo de processaores, microcontroladores ou DSP's e memória. Pode ser considerado um ASIC.</text:p>
      <text:p text:style-name="P1"/>
      <text:p text:style-name="P1"/>
      <text:p text:style-name="P2">5. Por que usamos o Raspberry Pi na disciplina, ao invés de outro system-on-chip?</text:p>
      <text:p text:style-name="P1"><text:s text:c="2"/>POis o SEU processador (Quadcore) é relativamente bom para processamento de sistemas embarcados, ALto clock, em seu chip já vem embutido GPU, memória na faixa de 2 Gb, e vários periféricos como (Wifi, Ethernet, Usb )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0:22:31.256066105</meta:creation-date>
    <dc:date>2017-03-15T20:24:56.852867024</dc:date>
    <meta:editing-duration>PT1M1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358" meta:character-count="2385" meta:non-whitespace-character-count="2004"/>
  </office:meta>
</office:document-meta>
</file>